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00fc" officeooo:paragraph-rsid="001500fc"/>
    </style:style>
    <style:style style:name="P2" style:family="paragraph" style:parent-style-name="Standard">
      <style:text-properties officeooo:paragraph-rsid="001500fc"/>
    </style:style>
    <style:style style:name="P3" style:family="paragraph" style:parent-style-name="Standard">
      <style:text-properties fo:font-weight="normal" officeooo:rsid="001500fc" officeooo:paragraph-rsid="001500fc" style:font-weight-asian="normal" style:font-weight-complex="normal"/>
    </style:style>
    <style:style style:name="P4" style:family="paragraph" style:parent-style-name="Standard">
      <style:text-properties fo:font-variant="normal" fo:text-transform="none" fo:color="#eef0ff" loext:opacity="100%" style:font-name="Google Sans" fo:font-size="12pt" fo:letter-spacing="normal" fo:font-style="normal" fo:font-weight="normal" officeooo:rsid="001500fc" officeooo:paragraph-rsid="001500fc" style:font-weight-asian="normal" style:font-weight-complex="normal"/>
    </style:style>
    <style:style style:name="P5" style:family="paragraph" style:parent-style-name="Standard">
      <style:text-properties style:font-name="Liberation Serif" fo:font-weight="normal" officeooo:rsid="001500fc" officeooo:paragraph-rsid="001500fc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500fc" officeooo:paragraph-rsid="001500fc" style:font-weight-asian="normal" style:font-weight-complex="normal"/>
    </style:style>
    <style:style style:name="P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6644f" officeooo:paragraph-rsid="0016644f" style:font-weight-asian="normal" style:font-weight-complex="normal"/>
    </style:style>
    <style:style style:name="P8" style:family="paragraph" style:parent-style-name="Standard">
      <style:text-properties officeooo:paragraph-rsid="0016644f"/>
    </style:style>
    <style:style style:name="P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6644f" officeooo:paragraph-rsid="0016644f" style:font-size-asian="12pt" style:font-size-complex="12pt"/>
    </style:style>
    <style:style style:name="P10" style:family="paragraph" style:parent-style-name="Standard">
      <style:text-properties officeooo:rsid="0016644f" officeooo:paragraph-rsid="0016644f"/>
    </style:style>
    <style:style style:name="T1" style:family="text">
      <style:text-properties officeooo:rsid="001500f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00fc" style:font-weight-asian="normal" style:font-weight-complex="normal"/>
    </style:style>
    <style:style style:name="T4" style:family="text">
      <style:text-properties fo:font-variant="normal" fo:text-transform="none" fo:color="#000000" loext:opacity="100%" fo:font-size="12pt" fo:letter-spacing="normal" fo:font-style="normal" officeooo:rsid="0016644f"/>
    </style:style>
    <style:style style:name="T5" style:family="text">
      <style:text-properties fo:font-variant="normal" fo:text-transform="none" fo:color="#000000" loext:opacity="100%" fo:font-size="12pt" fo:letter-spacing="normal" fo:font-style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644f" style:font-weight-asian="normal" style:font-weight-complex="normal"/>
    </style:style>
    <style:style style:name="T7" style:family="text">
      <style:text-properties fo:font-variant="normal" fo:text-transform="none" fo:color="#000000" loext:opacity="75%" fo:letter-spacing="normal" style:text-underline-style="none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6644f" style:font-size-asian="12pt" style:font-size-complex="12pt"/>
    </style:style>
    <style:style style:name="T9" style:family="text">
      <style:text-properties officeooo:rsid="0016644f"/>
    </style:style>
    <style:style style:name="T10" style:family="text">
      <style:text-properties officeooo:rsid="0016b3b5"/>
    </style:style>
    <style:style style:name="T11" style:family="text">
      <style:text-properties style:text-underline-style="solid" style:text-underline-width="auto" style:text-underline-color="font-color" officeooo:rsid="0016b3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ORNOS DE DESARROLLO</text:p>
      <text:p text:style-name="P1">1.3 EJERCICIOS</text:p>
      <text:p text:style-name="P1"/>
      <text:p text:style-name="P2"><text:span text:style-name="T1">1. </text:span>Escribe en una frase lo que piensas que pasa cuando haces clic en "Ejecutar" en un programa.</text:p>
      <text:p text:style-name="P1"/>
      <text:p text:style-name="P1">Pues se ejecute el codigo del programa compilado y se ejecuta.</text:p>
      <text:p text:style-name="P1"/>
      <text:p text:style-name="P2"><text:span text:style-name="T1">2. </text:span>Busca dos ejemplos de lenguajes que se interpretan sin compilación</text:p>
      <text:p text:style-name="P2"/>
      <text:p text:style-name="P1">Python y Java Scrip</text:p>
      <text:p text:style-name="P2"><text:span text:style-name="T1">Ventajas: Rápido desarrollo</text:span></text:p>
      <text:p text:style-name="P1">Desventajas: Menor rendimiento</text:p>
      <text:p text:style-name="P2"/>
      <text:p text:style-name="P2"><text:span text:style-name="T1">3. </text:span>Busca dos ejemplos de lenguajes que se compilan antes de la ejecución.</text:p>
      <text:p text:style-name="P2"/>
      <text:p text:style-name="P1">C++ y Rust</text:p>
      <text:p text:style-name="P1">Ventajas: Velocidad y eficiencia.</text:p>
      <text:p text:style-name="P1">Desventajas: Cualquier cambio en el codigo requiere compilar de nuevo.</text:p>
      <text:p text:style-name="P1"/>
      <text:p text:style-name="P2"><text:span text:style-name="T1">4. </text:span>Clasifica estas extensiones en la categoría correcta: .py - .exe - .java - .o - .class - .obj</text:p>
      <text:p text:style-name="P1"/>
      <text:p text:style-name="P1">Codigo Fuente: .py - .java</text:p>
      <text:p text:style-name="P1">Codigo Objeto: .o - .obj - .class</text:p>
      <text:p text:style-name="P1">Codigo Ejecutable: .exe</text:p>
      <text:p text:style-name="P1"/>
      <text:p text:style-name="P2"><text:span text:style-name="T1">5. </text:span>Escribe una definición de una línea para cada categoría de código.</text:p>
      <text:p text:style-name="P1"><text:span text:style-name="Strong_20_Emphasis"/></text:p>
      <text:p text:style-name="P1"><text:span text:style-name="Strong_20_Emphasis"><text:span text:style-name="T2">Código fuente:</text:span></text:span><text:span text:style-name="T2"> Conjunto de instrucciones escritas por el programador en un lenguaje de alto nivel.</text:span></text:p>
      <text:p text:style-name="P1"><text:span text:style-name="Strong_20_Emphasis"><text:span text:style-name="T2">Código objeto:</text:span></text:span><text:span text:style-name="T2"> Versión compilada del código fuente en lenguaje máquina intermedio, no ejecutable aún.</text:span></text:p>
      <text:p text:style-name="P1"><text:span text:style-name="Strong_20_Emphasis"><text:span text:style-name="T2">Código ejecutable:</text:span></text:span><text:span text:style-name="T2"> Archivo final que puede ser ejecutado directamente por el sistema operativo.</text:span></text:p>
      <text:p text:style-name="P3"/>
      <text:p text:style-name="P2"><text:span text:style-name="T3">6. </text:span>En formato hexadecimal, la palabra Hola se escribe 48 6F 6C 61. Intenta encontrarla en el código y escribe la traducción hexadecimal de « mundo ». </text:p>
      <text:p text:style-name="P4"/>
      <text:p text:style-name="P5"><text:span text:style-name="T4">mundo = </text:span><text:span text:style-name="T5">6D 75 6E 64 6F</text:span></text:p>
      <text:p text:style-name="P6"/>
      <text:p text:style-name="P7">7. Busqueda:</text:p>
      <text:p text:style-name="P7"/>
      <text:p text:style-name="P7">JVM: Java Virtual Machine; Permite ejecutar codigo Java en cualquier plataforma que soporte la JVM.</text:p>
      <text:p text:style-name="P8"><text:span text:style-name="T6">CLR: Common Language Runtime; </text:span><text:span text:style-name="T7"> </text:span><text:span text:style-name="T8">Es un entorno de ejecucion para los codigos de los programas que corren sobre la plataforma Microsoft .NET.</text:span></text:p>
      <text:p text:style-name="P9"/>
      <text:p text:style-name="P8"><text:span text:style-name="T8">8. </text:span>Clasifica estos programas en multiplataforma o no multiplataforma</text:p>
      <text:p text:style-name="P8">- LibreOffice – Windows – Firefox – Linux – Photoshop – GIMP – Chrome</text:p>
      <text:p text:style-name="P8"/>
      <text:p text:style-name="P10">Multiplataforma: Chrome, Firefox, Photoshop, GIMP</text:p>
      <text:p text:style-name="P10">No Multiplataforma: Windows, LibreOffice, Linux</text:p>
      <text:p text:style-name="P10"/>
      <text:p text:style-name="P8"><text:span text:style-name="T9">9. </text:span>Por qué es importante que un software sea multiplataforma?</text:p>
      <text:p text:style-name="P10">Para que sea más facil la transferencia de programas, <text:span text:style-name="T10">archivos, ect.</text:span><text:span text:style-name="T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12:05:09.896702000</meta:creation-date>
    <dc:date>2025-10-10T12:29:21.859202700</dc:date>
    <meta:editing-duration>PT3M16S</meta:editing-duration>
    <meta:editing-cycles>1</meta:editing-cycles>
    <meta:document-statistic meta:table-count="0" meta:image-count="0" meta:object-count="0" meta:page-count="1" meta:paragraph-count="31" meta:word-count="294" meta:character-count="1848" meta:non-whitespace-character-count="1577"/>
    <meta:generator>LibreOffice/25.8.1.1$Windows_X86_64 LibreOffice_project/54047653041915e595ad4e45cccea684809c77b5</meta:generator>
  </office:meta>
</office:document-meta>
</file>